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able_20_Contents">
      <style:text-properties officeooo:rsid="0009cc39" officeooo:paragraph-rsid="0009cc39"/>
    </style:style>
    <style:style style:name="P2" style:family="paragraph" style:parent-style-name="Text_20_body" style:list-style-name="L2">
      <style:text-properties officeooo:rsid="0009cc39" officeooo:paragraph-rsid="0009cc39"/>
    </style:style>
    <style:style style:name="P3" style:family="paragraph" style:parent-style-name="Text_20_body" style:list-style-name="L2">
      <style:text-properties officeooo:rsid="0009cc39" officeooo:paragraph-rsid="0009ffb0"/>
    </style:style>
    <style:style style:name="P4" style:family="paragraph" style:parent-style-name="Text_20_body" style:list-style-name="L3">
      <style:text-properties officeooo:rsid="0009cc39" officeooo:paragraph-rsid="0009cc39"/>
    </style:style>
    <style:style style:name="P5" style:family="paragraph" style:parent-style-name="Text_20_body" style:list-style-name="L5">
      <style:text-properties officeooo:rsid="0009cc39" officeooo:paragraph-rsid="0009cc39"/>
    </style:style>
    <style:style style:name="P6" style:family="paragraph" style:parent-style-name="Text_20_body" style:list-style-name="L5">
      <style:text-properties officeooo:rsid="0009ffb0" officeooo:paragraph-rsid="0009ffb0"/>
    </style:style>
    <style:style style:name="P7" style:family="paragraph" style:parent-style-name="Text_20_body" style:list-style-name="L2">
      <style:text-properties officeooo:rsid="0009ffb0" officeooo:paragraph-rsid="0009ffb0"/>
    </style:style>
    <style:style style:name="P8" style:family="paragraph" style:parent-style-name="Text_20_body" style:list-style-name="L6">
      <style:text-properties officeooo:rsid="000aaa00" officeooo:paragraph-rsid="000aaa00"/>
    </style:style>
    <style:style style:name="P9" style:family="paragraph" style:parent-style-name="Title">
      <style:text-properties officeooo:rsid="0009cc39" officeooo:paragraph-rsid="0009cc39"/>
    </style:style>
    <style:style style:name="T1" style:family="text">
      <style:text-properties officeooo:rsid="0009cc39"/>
    </style:style>
    <style:style style:name="T2" style:family="text">
      <style:text-properties officeooo:rsid="0009ffb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Exercise</text:p>
      <text:h text:style-name="Heading_20_3" text:outline-level="3">Perception categories:</text:h>
      <text:list xml:id="list3929873001" text:style-name="L2">
        <text:list-item>
          <text:p text:style-name="P3">Color</text:p>
          <text:list>
            <text:list-item>
              <text:p text:style-name="P3">green-orange-red <text:span text:style-name="T2">for matches</text:span></text:p>
            </text:list-item>
            <text:list-item>
              <text:p text:style-name="P7">Ranking (promoted - demoted</text:p>
            </text:list-item>
          </text:list>
        </text:list-item>
        <text:list-item>
          <text:p text:style-name="P2">Size (Black-white dots)</text:p>
        </text:list-item>
        <text:list-item>
          <text:p text:style-name="P2">Position (locals-visitors <text:span text:style-name="T2">&amp; standing</text:span>)</text:p>
        </text:list-item>
      </text:list>
      <text:h text:style-name="Heading_20_3" text:outline-level="3">Classes of data:</text:h>
      <text:list xml:id="list2407794116" text:style-name="L3">
        <text:list-item>
          <text:p text:style-name="P4">Scalar (number of goals)</text:p>
        </text:list-item>
        <text:list-item>
          <text:p text:style-name="P4">Nominal (name of teams)</text:p>
        </text:list-item>
      </text:list>
      <text:h text:style-name="Heading_20_3" text:outline-level="3">Type of dataset:</text:h>
      <text:list xml:id="list3433926036" text:style-name="L6">
        <text:list-item>
          <text:p text:style-name="P8">Network</text:p>
        </text:list-item>
      </text:list>
      <text:h text:style-name="Heading_20_3" text:outline-level="3">Minimum information needed</text:h>
      <text:list xml:id="list3683659087" text:style-name="L5">
        <text:list-item>
          <text:p text:style-name="P5">Local team</text:p>
        </text:list-item>
        <text:list-item>
          <text:p text:style-name="P5">Visiting team</text:p>
        </text:list-item>
        <text:list-item>
          <text:p text:style-name="P6">Goals locals</text:p>
        </text:list-item>
        <text:list-item>
          <text:p text:style-name="P6">Goals Visitor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1:39:01.939352283</meta:creation-date>
    <dc:date>2021-10-06T12:09:01.932200429</dc:date>
    <meta:editing-duration>PT8M59S</meta:editing-duration>
    <meta:editing-cycles>1</meta:editing-cycles>
    <meta:document-statistic meta:table-count="0" meta:image-count="0" meta:object-count="0" meta:page-count="1" meta:paragraph-count="17" meta:word-count="56" meta:character-count="323" meta:non-whitespace-character-count="296"/>
    <meta:generator>LibreOffice/6.4.7.2$Linux_X86_64 LibreOffice_project/40$Build-2</meta:generator>
  </office:meta>
</office:document-meta>
</file>